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9.51pt"/>
    </style:style>
    <style:style style:name="co4" style:family="table-column">
      <style:table-column-properties fo:break-before="auto" style:column-width="62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="none" draw:textarea-horizontal-align="justify" draw:textarea-vertical-align="middle" draw:auto-grow-height="false" fo:min-height="58.2pt" fo:min-width="45.27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Servo Sizing" table:style-name="ta1" table:print="false">
        <table:shapes>
          <draw:frame draw:z-index="0" draw:style-name="gr1" draw:text-style-name="P1" svg:width="567.61pt" svg:height="357.39pt" svg:x="397.08pt" svg:y="136.91pt">
            <draw:object draw:notify-on-update-of-ranges="'Servo Sizing'.A3:'Servo Sizing'.A10 'Servo Sizing'.D3:'Servo Sizing'.D10 'Servo Sizing'.E3:'Servo Sizing'.E10 'Servo Sizing'.B13:'Servo Sizing'.B14 'Servo Sizing'.A12:'Servo Sizing'.A12 'Servo Sizing'.C13:'Servo Sizing'.C14 'Servo Sizing'.B20:'Servo Sizing'.B21 'Servo Sizing'.A16:'Servo Sizing'.A16 'Servo Sizing'.C20:'Servo Sizing'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style-name="gr2" draw:text-style-name="P2" svg:width="63.98pt" svg:height="82.29pt" svg:x="794.47pt" svg:y="212.12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ce4"/>
        <table:table-column table:style-name="co2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Hitec (from Servo City)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>
            <text:p>Servo</text:p>
          </table:table-cell>
          <table:table-cell table:style-name="ce2" office:value-type="string" calcext:value-type="string">
            <text:p>Spline</text:p>
          </table:table-cell>
          <table:table-cell table:style-name="ce2" office:value-type="string" calcext:value-type="string">
            <text:p>Torque Min</text:p>
          </table:table-cell>
          <table:table-cell table:style-name="ce2" office:value-type="string" calcext:value-type="string">
            <text:p>Torque Max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Gears</text:p>
          </table:table-cell>
          <table:table-cell/>
        </table:table-row>
        <table:table-row table:style-name="ro1">
          <table:table-cell table:style-name="ce3" office:value-type="string" calcext:value-type="string">
            <text:p>HS-5495BH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5" calcext:value-type="float">
            <text:p>105</text:p>
          </table:table-cell>
          <table:table-cell table:style-name="ce6" office:value-type="currency" office:currency="USD" office:value="27.99" calcext:value-type="currency">
            <text:p>$27.99</text:p>
          </table:table-cell>
          <table:table-cell table:style-name="ce7" office:value-type="string" calcext:value-type="string">
            <text:p>Karbonite</text:p>
          </table:table-cell>
          <table:table-cell/>
        </table:table-row>
        <table:table-row table:style-name="ro1">
          <table:table-cell table:style-name="ce3" office:value-type="string" calcext:value-type="string">
            <text:p>HS-5565BH</text:p>
          </table:table-cell>
          <table:table-cell/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39" calcext:value-type="float">
            <text:p>139</text:p>
          </table:table-cell>
          <table:table-cell table:style-name="ce6" office:value-type="currency" office:currency="USD" office:value="39.99" calcext:value-type="currency">
            <text:p>$39.99</text:p>
          </table:table-cell>
          <table:table-cell table:style-name="ce7" office:value-type="string" calcext:value-type="string">
            <text:p>Metal</text:p>
          </table:table-cell>
          <table:table-cell office:value-type="string" calcext:value-type="string">
            <text:p>http://hitecrcd.com/products/servos/sport-servos/digital-sport-servos/hs-5565mh-economical-high-speed-digital-coreless-servo-/product</text:p>
          </table:table-cell>
        </table:table-row>
        <table:table-row table:style-name="ro1">
          <table:table-cell table:style-name="ce3" office:value-type="string" calcext:value-type="string">
            <text:p>HS-5685MH</text:p>
          </table:table-cell>
          <table:table-cell/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79" calcext:value-type="float">
            <text:p>179</text:p>
          </table:table-cell>
          <table:table-cell table:style-name="ce6" office:value-type="currency" office:currency="USD" office:value="39.99" calcext:value-type="currency">
            <text:p>$39.99</text:p>
          </table:table-cell>
          <table:table-cell table:style-name="ce7" office:value-type="string" calcext:value-type="string">
            <text:p>Metal</text:p>
          </table:table-cell>
          <table:table-cell office:value-type="string" calcext:value-type="string">
            <text:p>http://hitecrcd.com/products/servos/sport-servos/digital-sport-servos/hs-5685mh-high-torque-hv-metal-gear-servo-/product</text:p>
          </table:table-cell>
        </table:table-row>
        <table:table-row table:style-name="ro1">
          <table:table-cell table:style-name="ce3" office:value-type="string" calcext:value-type="string">
            <text:p>HS-5585MH</text:p>
          </table:table-cell>
          <table:table-cell/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36" calcext:value-type="float">
            <text:p>236</text:p>
          </table:table-cell>
          <table:table-cell table:style-name="ce6" office:value-type="currency" office:currency="USD" office:value="69.99" calcext:value-type="currency">
            <text:p>$69.99</text:p>
          </table:table-cell>
          <table:table-cell table:style-name="ce7" office:value-type="string" calcext:value-type="string">
            <text:p>Metal</text:p>
          </table:table-cell>
          <table:table-cell office:value-type="string" calcext:value-type="string">
            <text:p>http://hitecrcd.com/products/servos/sport-servos/digital-sport-servos/hs-5585mh-economical-high-torque-digital-coreless-servo/product</text:p>
          </table:table-cell>
        </table:table-row>
        <table:table-row table:style-name="ro1">
          <table:table-cell table:style-name="ce3" office:value-type="string" calcext:value-type="string">
            <text:p>HSB-9475SH</text:p>
          </table:table-cell>
          <table:table-cell/>
          <table:table-cell table:number-columns-repeated="2" table:style-name="ce3" office:value-type="float" office:value="269" calcext:value-type="float">
            <text:p>269</text:p>
          </table:table-cell>
          <table:table-cell table:style-name="ce6" office:value-type="currency" office:currency="USD" office:value="99.99" calcext:value-type="currency">
            <text:p>$99.99</text:p>
          </table:table-cell>
          <table:table-cell table:style-name="ce7" office:value-type="string" calcext:value-type="string">
            <text:p>Steel</text:p>
          </table:table-cell>
          <table:table-cell office:value-type="string" calcext:value-type="string">
            <text:p><text:a xlink:href="http://hitecrcd.com/products/servos/digital-brushless-servos/hsb-9475sh-multi-purpose-brushless-steel-gear-servo/product" xlink:type="simple">http://hitecrcd.com/products/servos/digital-brushless-servos/hsb-9475sh-multi-purpose-brushless-steel-gear-servo/product</text:a></text:p>
          </table:table-cell>
        </table:table-row>
        <table:table-row table:style-name="ro1">
          <table:table-cell table:style-name="ce3" office:value-type="string" calcext:value-type="string">
            <text:p>HS-7945TH</text:p>
          </table:table-cell>
          <table:table-cell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19" calcext:value-type="float">
            <text:p>319</text:p>
          </table:table-cell>
          <table:table-cell table:style-name="ce6" office:value-type="currency" office:currency="USD" office:value="149.99" calcext:value-type="currency">
            <text:p>$149.99</text:p>
          </table:table-cell>
          <table:table-cell table:style-name="ce7" office:value-type="string" calcext:value-type="string">
            <text:p>Metal</text:p>
          </table:table-cell>
          <table:table-cell/>
        </table:table-row>
        <table:table-row table:style-name="ro1">
          <table:table-cell table:style-name="ce3" office:value-type="string" calcext:value-type="string">
            <text:p>MG996R</text:p>
          </table:table-cell>
          <table:table-cell/>
          <table:table-cell table:style-name="ce3"/>
          <table:table-cell table:style-name="ce3" office:value-type="float" office:value="138" calcext:value-type="float">
            <text:p>138</text:p>
          </table:table-cell>
          <table:table-cell table:style-name="ce6" office:value-type="currency" office:currency="USD" office:value="10.75" calcext:value-type="currency">
            <text:p>$10.7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uilda</text:p>
          </table:table-cell>
          <table:table-cell office:value-type="string" calcext:value-type="string">
            <text:p>H25T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01" calcext:value-type="float">
            <text:p>201</text:p>
          </table:table-cell>
          <table:table-cell table:style-name="ce6" office:value-type="currency" office:currency="USD" office:value="24.99" calcext:value-type="currency">
            <text:p>$24.99</text:p>
          </table:table-cell>
          <table:table-cell table:style-name="ce7" office:value-type="string" calcext:value-type="string">
            <text:p>Metal</text:p>
          </table:table-cell>
          <table:table-cell/>
        </table:table-row>
        <table:table-row table:style-name="ro1">
          <table:table-cell table:style-name="ce3"/>
          <table:table-cell/>
          <table:table-cell table:style-name="ce3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Req Torque 1: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Req Torque 5: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ervo Ge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eth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xle Ge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eth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atio</text:p>
          </table:table-cell>
          <table:table-cell table:formula="of:=[.B18]/[.B17]" office:value-type="float" office:value="1.66666666666667" calcext:value-type="float">
            <text:p>1.67</text:p>
          </table:table-cell>
          <table:table-cell table:number-columns-repeated="5"/>
        </table:table-row>
        <table:table-row table:style-name="ro1">
          <table:table-cell/>
          <table:table-cell table:formula="of:=[.B13]/[.$B$19]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4]/[.$B$19]"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42 in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Req Torque 1: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Req Torque 5: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ervo Ge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eth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Axle Ge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eth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atio</text:p>
          </table:table-cell>
          <table:table-cell table:formula="of:=[.B31]/[.B30]" office:value-type="float" office:value="1.66666666666667" calcext:value-type="float">
            <text:p>1.67</text:p>
          </table:table-cell>
          <table:table-cell/>
          <table:table-cell table:formula="of:=0.5*[.D30]+0.5*[.D3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$26]/[.$B32]" office:value-type="float" office:value="273.6" calcext:value-type="float">
            <text:p>273.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$27]/[.B32]" office:value-type="float" office:value="273.6" calcext:value-type="float">
            <text:p>273.6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Req Torque 3: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ervo Ge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et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Axle Ge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eeth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atio</text:p>
          </table:table-cell>
          <table:table-cell table:formula="of:=[.B38]/[.B37]" office:value-type="float" office:value="3" calcext:value-type="float">
            <text:p>3</text:p>
          </table:table-cell>
          <table:table-cell/>
          <table:table-cell table:formula="of:=0.5*[.D37]+0.5*[.D3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$26]/[.$B39]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$27]/[.B39]" office:value-type="float" office:value="152" calcext:value-type="float">
            <text:p>152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Servo Sizing'.A2:'Servo Sizing'.E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20:18:50.5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0M19S</meta:editing-duration>
    <meta:editing-cycles>29</meta:editing-cycles>
    <meta:generator>LibreOffice/6.0.7.3$Windows_X86_64 LibreOffice_project/dc89aa7a9eabfd848af146d5086077aeed2ae4a5</meta:generator>
    <dc:date>2019-06-17T22:11:58.688000000</dc:date>
    <meta:document-statistic meta:table-count="1" meta:cell-count="11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101">
      <style:chart-properties chart:display-label="true" chart:logarithmic="false" chart:maximum="18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101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 style:rotation-angle="45"/>
      <style:graphic-properties draw:stroke="none" svg:stroke-width="0.08cm" svg:stroke-color="#004586" draw:fill-color="#004586" dr3d:edge-rounding="5%"/>
      <style:paragraph-properties style:writing-mode="rl-tb"/>
      <style:text-properties fo:font-size="11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Ultrafine_20_Dashed"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101">
      <style:chart-properties chart:symbol-type="none" chart:link-data-style-to-source="true"/>
      <style:graphic-properties draw:stroke="dash" draw:stroke-dash="Dashed_20__28_var_29_" svg:stroke-width="0.08cm" svg:stroke-color="#b2b2b2" draw:fill-color="#b2b2b2"/>
      <style:text-properties fo:font-size="10pt" style:font-size-asian="10pt" style:font-size-complex="10pt"/>
    </style:style>
    <style:style style:name="ch13" style:family="chart" style:data-style-name="N10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25cm" svg:height="12.609cm" xlink:href=".." xlink:type="simple" chart:class="chart:scatter" chart:style-name="ch1">
        <chart:legend svg:x="2.084cm" svg:y="0.539cm" style:legend-expansion="custom" chartooo:width="6.779cm" chartooo:height="3.317cm" style:legend-expansion-aspect-ratio="2.04371419957793" chart:style-name="ch2"/>
        <chart:plot-area chart:style-name="ch3" table:cell-range-address="'Servo Sizing'.A3:'Servo Sizing'.A10 'Servo Sizing'.D3:'Servo Sizing'.E10 'Servo Sizing'.A12:'Servo Sizing'.A12 'Servo Sizing'.C13:'Servo Sizing'.C14 'Servo Sizing'.A16:'Servo Sizing'.A16 'Servo Sizing'.C20:'Servo Sizing'.C21" chart:data-source-has-labels="both" svg:x="1.336cm" svg:y="0.298cm" svg:width="17.768cm" svg:height="11.008cm">
          <chartooo:coordinate-region svg:x="2.518cm" svg:y="0.532cm" svg:width="16.235cm" svg:height="10.058cm"/>
          <chart:axis chart:dimension="x" chart:name="primary-x" chart:style-name="ch4" chartooo:axis-type="auto">
            <chart:title svg:x="7.866cm" svg:y="11.559cm" chart:style-name="ch5">
              <text:p>Servo Torque (oz-in)</text:p>
            </chart:title>
            <chart:categories table:cell-range-address="'Servo Sizing'.A3:'Servo Sizing'.A10"/>
            <chart:grid chart:style-name="ch6" chart:class="major"/>
          </chart:axis>
          <chart:axis chart:dimension="y" chart:name="primary-y" chart:style-name="ch7">
            <chart:title svg:x="0.089cm" svg:y="7.204cm" chart:style-name="ch8">
              <text:p>Price (USD)</text:p>
            </chart:title>
            <chart:grid chart:style-name="ch6" chart:class="major"/>
          </chart:axis>
          <chart:series chart:style-name="ch9" chart:values-cell-range-address="'Servo Sizing'.E3:'Servo Sizing'.E10" loext:label-string="servos" chart:class="chart:scatter">
            <chart:domain table:cell-range-address="'Servo Sizing'.D3:'Servo Sizing'.D10"/>
            <chart:regression-curve chart:style-name="ch10"/>
            <chart:data-point chart:repeated="5"/>
            <chart:data-point chart:style-name="ch11"/>
            <chart:data-point chart:repeated="2"/>
          </chart:series>
          <chart:series chart:style-name="ch12" chart:values-cell-range-address="'Servo Sizing'.C13:'Servo Sizing'.C14" chart:label-cell-address="'Servo Sizing'.A12:'Servo Sizing'.A12" chart:class="chart:scatter">
            <chart:domain table:cell-range-address="'Servo Sizing'.B13:'Servo Sizing'.B14"/>
            <chart:data-point chart:repeated="2"/>
          </chart:series>
          <chart:series chart:style-name="ch13" chart:values-cell-range-address="'Servo Sizing'.C20:'Servo Sizing'.C21" chart:label-cell-address="'Servo Sizing'.A16:'Servo Sizing'.A16" chart:class="chart:scatter">
            <chart:domain table:cell-range-address="'Servo Sizing'.B20:'Servo Sizing'.B21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rvos</text:p>
              </table:table-cell>
              <table:table-cell office:value-type="string">
                <text:p>Column B</text:p>
              </table:table-cell>
              <table:table-cell office:value-type="string">
                <text:p>Req Torque 1:1</text:p>
                <draw:g>
                  <svg:desc>'Servo Sizing'.A12:'Servo Sizing'.A1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eq Torque 5:3</text:p>
                <draw:g>
                  <svg:desc>'Servo Sizing'.A16:'Servo Sizing'.A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-5495BH</text:p>
                <draw:g>
                  <svg:desc>'Servo Sizing'.A3:'Servo Sizing'.A10</svg:desc>
                </draw:g>
              </table:table-cell>
              <table:table-cell office:value-type="float" office:value="105">
                <text:p>105</text:p>
                <draw:g>
                  <svg:desc>'Servo Sizing'.D3:'Servo Sizing'.D10</svg:desc>
                </draw:g>
              </table:table-cell>
              <table:table-cell office:value-type="float" office:value="27.99">
                <text:p>27.99</text:p>
                <draw:g>
                  <svg:desc>'Servo Sizing'.E3:'Servo Sizing'.E10</svg:desc>
                </draw:g>
              </table:table-cell>
              <table:table-cell office:value-type="float" office:value="215">
                <text:p>215</text:p>
                <draw:g>
                  <svg:desc>'Servo Sizing'.B13:'Servo Sizing'.B14</svg:desc>
                </draw:g>
              </table:table-cell>
              <table:table-cell office:value-type="float" office:value="0">
                <text:p>0</text:p>
                <draw:g>
                  <svg:desc>'Servo Sizing'.C13:'Servo Sizing'.C14</svg:desc>
                </draw:g>
              </table:table-cell>
              <table:table-cell office:value-type="float" office:value="129">
                <text:p>129</text:p>
                <draw:g>
                  <svg:desc>'Servo Sizing'.B20:'Servo Sizing'.B21</svg:desc>
                </draw:g>
              </table:table-cell>
              <table:table-cell office:value-type="float" office:value="0">
                <text:p>0</text:p>
                <draw:g>
                  <svg:desc>'Servo Sizing'.C20:'Servo Sizing'.C21</svg:desc>
                </draw:g>
              </table:table-cell>
            </table:table-row>
            <table:table-row>
              <table:table-cell office:value-type="string">
                <text:p>HS-5565BH</text:p>
              </table:table-cell>
              <table:table-cell office:value-type="float" office:value="139">
                <text:p>139</text:p>
              </table:table-cell>
              <table:table-cell office:value-type="float" office:value="39.99">
                <text:p>39.99</text:p>
              </table:table-cell>
              <table:table-cell office:value-type="float" office:value="215">
                <text:p>215</text:p>
              </table:table-cell>
              <table:table-cell office:value-type="float" office:value="180">
                <text:p>180</text:p>
              </table:table-cell>
              <table:table-cell office:value-type="float" office:value="129">
                <text:p>1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HS-5685MH</text:p>
              </table:table-cell>
              <table:table-cell office:value-type="float" office:value="179">
                <text:p>179</text:p>
              </table:table-cell>
              <table:table-cell office:value-type="float" office:value="39.99">
                <text:p>3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5585MH</text:p>
              </table:table-cell>
              <table:table-cell office:value-type="float" office:value="236">
                <text:p>236</text:p>
              </table:table-cell>
              <table:table-cell office:value-type="float" office:value="69.99">
                <text:p>6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B-9475SH</text:p>
              </table:table-cell>
              <table:table-cell office:value-type="float" office:value="269">
                <text:p>269</text:p>
              </table:table-cell>
              <table:table-cell office:value-type="float" office:value="99.99">
                <text:p>9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7945TH</text:p>
              </table:table-cell>
              <table:table-cell office:value-type="float" office:value="319">
                <text:p>319</text:p>
              </table:table-cell>
              <table:table-cell office:value-type="float" office:value="149.99">
                <text:p>14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G996R</text:p>
              </table:table-cell>
              <table:table-cell office:value-type="float" office:value="138">
                <text:p>138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uilda</text:p>
              </table:table-cell>
              <table:table-cell office:value-type="float" office:value="201">
                <text:p>201</text:p>
              </table:table-cell>
              <table:table-cell office:value-type="float" office:value="24.99">
                <text:p>2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